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238cm" table:align="left"/>
    </style:style>
    <style:style style:name="Table1.A" style:family="table-column">
      <style:table-column-properties style:column-width="2.447cm"/>
    </style:style>
    <style:style style:name="Table1.B" style:family="table-column">
      <style:table-column-properties style:column-width="8.79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399cm"/>
    </style:style>
    <style:style style:name="Table2.B" style:family="table-column">
      <style:table-column-properties style:column-width="2.66cm"/>
    </style:style>
    <style:style style:name="Table2.C" style:family="table-column">
      <style:table-column-properties style:column-width="11.94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814d8"/>
    </style:style>
    <style:style style:name="P2" style:family="paragraph" style:parent-style-name="Heading_20_1">
      <style:paragraph-properties fo:text-align="start" style:justify-single-word="false"/>
      <style:text-properties officeooo:paragraph-rsid="000814d8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officeooo:rsid="0006fce7"/>
    </style:style>
    <style:style style:name="T2" style:family="text">
      <style:text-properties fo:font-size="10pt" officeooo:rsid="0006fce7" style:font-size-asian="10pt" style:font-size-complex="10pt"/>
    </style:style>
    <style:style style:name="T3" style:family="text">
      <style:text-properties fo:font-size="13pt" officeooo:rsid="0006fce7" style:font-size-asian="13pt" style:font-size-complex="13pt"/>
    </style:style>
    <style:style style:name="T4" style:family="text">
      <style:text-properties fo:font-size="13pt" fo:font-weight="normal" officeooo:rsid="0006fce7" style:font-size-asian="13pt" style:font-weight-asian="normal" style:font-size-complex="13pt" style:font-weight-complex="normal"/>
    </style:style>
    <style:style style:name="T5" style:family="text">
      <style:text-properties fo:font-size="15pt" officeooo:rsid="0006fce7" style:font-size-asian="15pt" style:font-size-complex="15pt"/>
    </style:style>
    <style:style style:name="T6" style:family="text">
      <style:text-properties fo:font-variant="normal" fo:text-transform="none" fo:color="#ffffff" loext:opacity="100%" style:font-name="Google Sans" fo:font-size="13pt" fo:letter-spacing="normal" fo:font-style="normal" fo:font-weight="normal" officeooo:rsid="0006fce7" style:font-size-asian="13pt" style:font-size-complex="13pt"/>
    </style:style>
    <style:style style:name="T7" style:family="text">
      <style:text-properties fo:font-variant="normal" fo:text-transform="none" fo:color="#000000" loext:opacity="100%" style:font-name="Google Sans" fo:font-size="13pt" fo:letter-spacing="normal" fo:font-style="normal" fo:font-weight="normal" officeooo:rsid="0006fce7" style:font-size-asian="13pt" style:font-size-complex="13pt"/>
    </style:style>
    <style:style style:name="T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06fce7" style:font-size-asian="13pt" style:font-size-complex="13pt"/>
    </style:style>
    <style:style style:name="T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06fce7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06fce7" style:font-size-asian="13pt" style:font-weight-asian="bold" style:font-size-complex="13pt" style:font-weight-complex="bold"/>
    </style:style>
    <style:style style:name="T11" style:family="text">
      <style:text-properties fo:color="#000000" loext:opacity="100%" fo:font-size="13pt" officeooo:rsid="0006fce7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3">Turma:</text:span><text:span text:style-name="T11"> </text:span><text:span text:style-name="T9">OADSNM2CB</text:span><text:span text:style-name="T3"><text:line-break/>Nome: </text:span><text:span text:style-name="T4">Isabela Sousa da Conceição </text:span><text:span text:style-name="T3"><text:line-break/>Matrícula: </text:span><text:span text:style-name="T4">23114290140</text:span><text:line-break/><text:span text:style-name="T3">Nome: </text:span><text:span text:style-name="T4">Renata Carvalho de Souza </text:span><text:span text:style-name="T3"><text:line-break/>Matrícula: </text:span><text:span text:style-name="T4">23114290039</text:span><text:span text:style-name="T3"><text:line-break/>Nome: </text:span><text:span text:style-name="T4">Oriana Presilla</text:span><text:span text:style-name="T3"><text:line-break/>Matrícula: </text:span><text:span text:style-name="T4">23114290181</text:span><text:line-break/></text:h>
      <text:h text:style-name="P1" text:outline-level="1"><text:line-break/>Relatório Técnico: Detecção de Outliers e Clusterização com DBSCAN e PCA</text:h>
      <text:h text:style-name="Heading_20_2" text:outline-level="2">Introdução</text:h>
      <text:p text:style-name="Text_20_body">O objetivo deste relatório é documentar o processo de identificação de outliers e agrupamento de dados a partir do dataset fornecido, utilizando os algoritmos PCA (Análise de Componentes Principais) e DBSCAN (Density-Based Spatial Clustering of Applications with Noise).</text:p>
      <text:p text:style-name="Text_20_body">A análise busca entender a estrutura dos dados, identificar padrões de agrupamento e, principalmente, detectar pontos anômalos que se distanciam do comportamento geral.</text:p>
      <text:h text:style-name="Heading_20_2" text:outline-level="2">Etapas Realizadas</text:h>
      <text:h text:style-name="Heading_20_3" text:outline-level="3">1. Carregamento dos Dados</text:h>
      <text:p text:style-name="Text_20_body">Os dados foram carregados a partir do arquivo <text:span text:style-name="Emphasis">x_scaled.pickle</text:span>.</text:p>
      <text:p text:style-name="Text_20_body">Este dataset já estava pré-processado e escalado, garantindo que todas as variáveis estivessem na mesma ordem de magnitude, condição essencial para algoritmos baseados em distância, como o DBSCAN e o PCA.</text:p>
      <text:h text:style-name="Heading_20_3" text:outline-level="3">2. Redução de Dimensionalidade com PCA</text:h>
      <text:p text:style-name="Text_20_body">Foi utilizada a técnica de PCA (Principal Component Analysis) com 2 componentes principais, para permitir a visualização dos dados em um espaço bidimensional.</text:p>
      <text:p text:style-name="Text_20_body">A escolha de 2 componentes visa simplificar a análise visual, sem perder a representação da variabilidade principal dos dados.</text:p>
      <text:p text:style-name="Text_20_body"><text:span text:style-name="Strong_20_Emphasis">Por que PCA?</text:span><text:line-break/>O PCA permite observar como os dados se distribuem espacialmente, facilitando a percepção visual de agrupamentos e possíveis outliers, que aparecem como pontos isolados.</text:p>
      <text:p text:style-name="Text_20_body"><text:soft-page-break/>Apesar de usado apenas para visualização, não interfere no funcionamento do DBSCAN em dimensões maiores — a análise com DBSCAN foi feita tanto no espaço PCA quanto no espaço original (quando desejado).</text:p>
      <text:h text:style-name="Heading_20_3" text:outline-level="3">3. Determinação dos Parâmetros do DBSCAN</text:h>
      <text:p text:style-name="Text_20_body">O DBSCAN depende fortemente de dois parâmetro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âmetro</text:p>
            </table:table-cell>
            <table:table-cell table:style-name="Table1.A1" office:value-type="string">
              <text:p text:style-name="Table_20_Heading">Definição</text:p>
            </table:table-cell>
          </table:table-row>
        </table:table-header-rows>
        <table:table-row>
          <table:table-cell table:style-name="Table1.A1" office:value-type="string">
            <text:p text:style-name="Table_20_Contents">eps</text:p>
          </table:table-cell>
          <table:table-cell table:style-name="Table1.A1" office:value-type="string">
            <text:p text:style-name="Table_20_Contents">Raio máximo para considerar pontos vizinhos</text:p>
          </table:table-cell>
        </table:table-row>
        <table:table-row>
          <table:table-cell table:style-name="Table1.A1" office:value-type="string">
            <text:p text:style-name="Table_20_Contents">min_samples</text:p>
          </table:table-cell>
          <table:table-cell table:style-name="Table1.A1" office:value-type="string">
            <text:p text:style-name="Table_20_Contents">Número mínimo de pontos para formar um cluster</text:p>
          </table:table-cell>
        </table:table-row>
      </table:table>
      <text:p text:style-name="Text_20_body"><text:span text:style-name="Strong_20_Emphasis"><text:line-break/>Escolha de min_samples = 34:</text:span><text:line-break/>O dataset possui 17 variáveis originais.</text:p>
      <text:p text:style-name="Text_20_body">A literatura recomenda que o valor de min_samples seja em torno de 2 * número de dimensões, o que resulta em 34.</text:p>
      <text:p text:style-name="Text_20_body">Esta escolha torna o modelo mais conservador, exigindo que um ponto tenha pelo menos 34 vizinhos em seu raio eps para ser considerado um ponto de núcleo (core point).</text:p>
      <text:p text:style-name="Text_20_body"><text:span text:style-name="Emphasis">Garante maior robustez, evitando que pequenos agrupamentos esparsos sejam erroneamente identificados como clusters.</text:span></text:p>
      <text:p text:style-name="Text_20_body"><text:span text:style-name="Strong_20_Emphasis">Determinação de eps = 0.0381:</text:span><text:line-break/>Para determinar eps, foi utilizado o gráfico de distância dos k-vizinhos (k-distance plot), com k = min_samples = 34.</text:p>
      <text:p text:style-name="Text_20_body">Este gráfico ordena as distâncias para o 34º vizinho mais próximo de cada ponto.</text:p>
      <text:p text:style-name="Text_20_body">O ponto de inflexão na curva (onde a inclinação muda bruscamente) indica uma distância de transição entre pontos internos aos clusters e pontos isolados.</text:p>
      <text:p text:style-name="Text_20_body">Com base na análise visual da curva, foi determinado eps ≈ 0.0381, que corresponde aproximadamente ao percentil de 97% das distâncias.</text:p>
      <text:p text:style-name="Text_20_body"><text:span text:style-name="Strong_20_Emphasis">Por que eps = 0.0381?</text:span><text:line-break/>Porque representa um equilíbrio entre formar clusters bem definidos e não englobar pontos dispersos.</text:p>
      <text:p text:style-name="Text_20_body">Um valor muito pequeno resultaria em muitos pontos classificados como outliers; um valor muito alto poderia fundir clusters distintos.</text:p>
      <text:h text:style-name="Heading_20_3" text:outline-level="3">4. Aplicação do DBSCAN</text:h>
      <text:p text:style-name="Text_20_body">O DBSCAN foi aplicado utilizando os parâmetros:</text:p>
      <text:list text:style-name="L1">
        <text:list-item>
          <text:p text:style-name="P3">eps = 0.0381</text:p>
        </text:list-item>
        <text:list-item>
          <text:p text:style-name="P3">min_samples = 34</text:p>
        </text:list-item>
      </text:list>
      <text:p text:style-name="Text_20_body">O modelo classificou os pontos em:</text:p>
      <text:list text:style-name="L2">
        <text:list-item>
          <text:p text:style-name="P4"><text:span text:style-name="Strong_20_Emphasis">Clusters:</text:span> grupos de pontos densamente conectados.</text:p>
        </text:list-item>
        <text:list-item>
          <text:p text:style-name="P4"><text:soft-page-break/><text:span text:style-name="Strong_20_Emphasis">Outliers:</text:span> pontos classificados como ruído (-1), que não possuem vizinhos suficientes dentro do raio eps.</text:p>
        </text:list-item>
      </text:list>
      <text:h text:style-name="Heading_20_2" text:outline-level="2">Análise dos Resultados</text:h>
      <text:list text:style-name="L3">
        <text:list-item>
          <text:p text:style-name="P5"><text:span text:style-name="Strong_20_Emphasis">Clusters Formados:</text:span><text:line-break/>A maioria dos dados se agruparam em clusters bem definidos, visíveis no scatter plot gerado via PCA.</text:p>
        </text:list-item>
      </text:list>
      <text:p text:style-name="Text_20_body">Cada cluster representa uma região de alta densidade no espaço de atributos.</text:p>
      <text:list text:style-name="L4">
        <text:list-item>
          <text:p text:style-name="P6"><text:span text:style-name="Strong_20_Emphasis">Detecção dos Outliers:</text:span><text:line-break/>Pontos destacados em vermelho nos gráficos são os outliers detectados.</text:p>
        </text:list-item>
      </text:list>
      <text:p text:style-name="Text_20_body">Estes pontos não possuem densidade local suficiente (não têm 34 vizinhos dentro de 0.0381 de distância) e estão isolados ou dispersos no espaço de atributos.</text:p>
      <text:list text:style-name="L5">
        <text:list-item>
          <text:p text:style-name="P7"><text:span text:style-name="Strong_20_Emphasis">Análise Estatística dos Outliers:</text:span><text:line-break/>Foi realizada uma análise exploratória das variáveis dos outliers utilizando boxplots.</text:p>
        </text:list-item>
      </text:list>
      <text:p text:style-name="Text_20_body">Observou-se que estes pontos frequentemente apresentam:</text:p>
      <text:list text:style-name="L6">
        <text:list-item>
          <text:p text:style-name="P8">Valores extremos em uma ou mais variáveis, indicando comportamentos incomuns.</text:p>
        </text:list-item>
        <text:list-item>
          <text:p text:style-name="P8">Padrões que não seguem a distribuição principal dos dados, confirmando sua classificação como anômalos.</text:p>
        </text:list-item>
      </text:list>
      <text:h text:style-name="Heading_20_2" text:outline-level="2">Justificativa Final das Escolha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Etapa</text:p>
            </table:table-cell>
            <table:table-cell table:style-name="Table2.A1" office:value-type="string">
              <text:p text:style-name="Table_20_Heading">Escolha</text:p>
            </table:table-cell>
            <table:table-cell table:style-name="Table2.A1" office:value-type="string">
              <text:p text:style-name="Table_20_Heading">Justificativa</text:p>
            </table:table-cell>
          </table:table-row>
        </table:table-header-rows>
        <table:table-row>
          <table:table-cell table:style-name="Table2.A1" office:value-type="string">
            <text:p text:style-name="Table_20_Contents">Redução PCA</text:p>
          </table:table-cell>
          <table:table-cell table:style-name="Table2.A1" office:value-type="string">
            <text:p text:style-name="Table_20_Contents">2 componentes</text:p>
          </table:table-cell>
          <table:table-cell table:style-name="Table2.A1" office:value-type="string">
            <text:p text:style-name="Table_20_Contents">Permite visualização clara dos dados, mantendo variabilidade principal.</text:p>
          </table:table-cell>
        </table:table-row>
        <table:table-row>
          <table:table-cell table:style-name="Table2.A1" office:value-type="string">
            <text:p text:style-name="Table_20_Contents">min_samples</text:p>
          </table:table-cell>
          <table:table-cell table:style-name="Table2.A1" office:value-type="string">
            <text:p text:style-name="Table_20_Contents">34</text:p>
          </table:table-cell>
          <table:table-cell table:style-name="Table2.A1" office:value-type="string">
            <text:p text:style-name="Table_20_Contents">Segue a regra 2 * número de variáveis. Garante robustez na formação de clusters.</text:p>
          </table:table-cell>
        </table:table-row>
        <table:table-row>
          <table:table-cell table:style-name="Table2.A1" office:value-type="string">
            <text:p text:style-name="Table_20_Contents">eps</text:p>
          </table:table-cell>
          <table:table-cell table:style-name="Table2.A1" office:value-type="string">
            <text:p text:style-name="Table_20_Contents">0.0381</text:p>
          </table:table-cell>
          <table:table-cell table:style-name="Table2.A1" office:value-type="string">
            <text:p text:style-name="Table_20_Contents">Obtido via k-distance plot, ponto de inflexão da curva. Balanceia rigor e sensibilidade.</text:p>
          </table:table-cell>
        </table:table-row>
      </table:table>
      <text:h text:style-name="Heading_20_2" text:outline-level="2">Conclusão</text:h>
      <text:p text:style-name="Text_20_body">A metodologia adotada — combinação de PCA para visualização e DBSCAN para clusterização e detecção de outliers — foi eficaz para:</text:p>
      <text:list text:style-name="L7">
        <text:list-item>
          <text:p text:style-name="P9">Detectar agrupamentos naturais no dataset.</text:p>
        </text:list-item>
        <text:list-item>
          <text:p text:style-name="P9">Identificar pontos que se comportam de maneira anômala.</text:p>
        </text:list-item>
      </text:list>
      <text:p text:style-name="Text_20_body">A escolha dos parâmetros foi fundamentada em boas práticas, considerando tanto a dimensionalidade do problema quanto a análise gráfica das distâncias.</text:p>
      <text:p text:style-name="Text_20_body">Este processo pode ser replicado e adaptado para diferentes bases de dados, sempre que for necessário realizar análises robustas de agrupamento e detecção de outlier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3:55:16.694944839</meta:creation-date>
    <dc:date>2025-05-26T14:12:45.070999505</dc:date>
    <meta:editing-duration>PT7M16S</meta:editing-duration>
    <meta:editing-cycles>1</meta:editing-cycles>
    <meta:document-statistic meta:table-count="2" meta:image-count="0" meta:object-count="0" meta:page-count="3" meta:paragraph-count="67" meta:word-count="774" meta:character-count="5160" meta:non-whitespace-character-count="4456"/>
    <meta:generator>LibreOffice/24.2.7.2$Linux_X86_64 LibreOffice_project/420$Build-2</meta:generator>
  </office:meta>
</office:document-meta>
</file>